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text-indent="0.3937in"/>
      <style:text-properties style:font-name="Times New Roman" style:font-name-asian="Times New Roman" style:font-name-complex="Times New Roman" style:letter-kerning="false" fo:font-size="14pt" style:font-size-asian="14pt" style:font-size-complex="14pt"/>
    </style:style>
    <style:style style:name="P2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6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7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8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9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10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11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12" style:parent-style-name="Обычный" style:family="paragraph">
      <style:paragraph-properties fo:text-align="center" fo:text-indent="0.3937in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13" style:parent-style-name="Обычный" style:family="paragraph">
      <style:paragraph-properties fo:text-align="center" fo:text-indent="0.3937in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14" style:parent-style-name="Обычный" style:family="paragraph">
      <style:paragraph-properties fo:text-align="center" fo:text-indent="0.3937in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15" style:parent-style-name="Обычный" style:family="paragraph">
      <style:paragraph-properties fo:text-align="center" fo:text-indent="0.3937in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16" style:parent-style-name="Обычный" style:family="paragraph">
      <style:paragraph-properties fo:text-align="center" fo:text-indent="0.3937in"/>
      <style:text-properties style:font-name="Times New Roman" style:font-name-asian="Times New Roman" style:font-name-complex="Times New Roman" fo:font-size="20pt" style:font-size-asian="20pt" style:font-size-complex="20pt"/>
    </style:style>
    <style:style style:name="P17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18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19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0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1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2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3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4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5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6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7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8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29" style:parent-style-name="Обычный" style:family="paragraph">
      <style:paragraph-properties fo:margin-left="4.1347in" fo:text-indent="0.3937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" style:parent-style-name="Обычный" style:family="paragraph">
      <style:paragraph-properties fo:margin-left="4.1347in" fo:text-indent="0.3937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1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2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3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4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5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6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7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8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39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0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1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2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3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4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5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6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/>
    </style:style>
    <style:style style:name="P47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/>
    </style:style>
    <style:style style:name="P48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49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0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1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2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3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4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5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6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57" style:parent-style-name="Обычный" style:family="paragraph">
      <style:paragraph-properties fo:text-indent="0.3937in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1" style:parent-style-name="Обычный" style:family="paragraph">
      <style:paragraph-properties fo:text-indent="0.3937in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4" style:parent-style-name="Обычный" style:family="paragraph">
      <style:paragraph-properties fo:text-indent="0.3937in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69" style:parent-style-name="Обычный" style:family="paragraph">
      <style:paragraph-properties fo:text-indent="0.3937in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74" style:parent-style-name="Обычный" style:family="paragraph">
      <style:paragraph-properties fo:text-indent="0.3937in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76" style:parent-style-name="Обычный" style:family="paragraph">
      <style:paragraph-properties fo:text-indent="0.3937in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80" style:parent-style-name="Обычный" style:family="paragraph">
      <style:paragraph-properties fo:text-indent="0.3937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84" style:parent-style-name="Обычный" style:family="paragraph">
      <style:paragraph-properties fo:text-indent="0.3937in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86" style:parent-style-name="Обычный" style:family="paragraph">
      <style:paragraph-properties fo:text-indent="0.3937in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90" style:parent-style-name="Обычный" style:family="paragraph">
      <style:paragraph-properties fo:text-indent="0.3937in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93" style:parent-style-name="Обычный" style:family="paragraph">
      <style:paragraph-properties fo:text-indent="0.3937in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98" style:parent-style-name="Обычный" style:family="paragraph">
      <style:paragraph-properties fo:text-indent="0.3937i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100" style:parent-style-name="Обычный" style:family="paragraph">
      <style:paragraph-properties fo:text-indent="0.3937in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103" style:parent-style-name="Обычный" style:family="paragraph">
      <style:paragraph-properties fo:text-indent="0.3937in"/>
      <style:text-properties style:font-name="Times New Roman" style:font-name-asian="Times New Roman" style:font-name-complex="Times New Roman" fo:font-size="12pt" style:font-size-asian="12pt"/>
    </style:style>
    <style:style style:name="P104" style:parent-style-name="Обычный" style:family="paragraph">
      <style:paragraph-properties fo:text-indent="0.3937in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</office:automatic-styles>
  <office:body>
    <office:text text:use-soft-page-breaks="true">
      <text:p text:style-name="P1">СПБ ГБ ПОУ «Радиотехнический колледж»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писание предметной области</text:p>
      <text:p text:style-name="P16">«Магазин<text:s/>по<text:s/>продаже<text:s/>кастомных клавиатур или компонентов для них»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Выполнил:<text:s/>Тимофеев Глеб</text:p>
      <text:p text:style-name="P30">ИВв1к-21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Санкт-Петербург</text:p>
      <text:p text:style-name="P47">2022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Э</text:span><text:span text:style-name="T59">тот магазин служит для тех людей, которые не могу найти для себя подходящую клавиатуру в обычном магазине электроники. Тут клиент может<text:s/></text:span><text:span text:style-name="T60">проконсультироваться по интересующим его вопросам с консультантами, и они помогут определиться с нужными компонентами. Покупатель может выбрать из чего будет состоять его клавиатура и «пощупать» каждый компонент, который он выбирает.</text:span></text:p>
      <text:p text:style-name="P61"><text:span text:style-name="T62">Покупатели не всегда<text:s/></text:span><text:span text:style-name="T63">смогут зайти в магазин и купить то, что они захотят, так как магазин не является круглосуточным, и не работет по выходным дням.</text:span></text:p>
      <text:p text:style-name="P64"><text:span text:style-name="T65">Рассматривая ассортимент магазина, клиент не всегда сможет найти на полках<text:s/></text:span><text:span text:style-name="T66">стеллажей</text:span><text:span text:style-name="T67"><text:s/>то, что ему будет нужно потому что, товар мо</text:span><text:span text:style-name="T68">жет закончится, а работники магазина еще не заказали недостающие товары или заказанные товары еще находятся в пути до магазина.</text:span></text:p>
      <text:p text:style-name="P69"><text:span text:style-name="T70">Создание сайта для магазина полностью решит проблему с невозможностью<text:s/></text:span><text:span text:style-name="T71">зайти</text:span><text:span text:style-name="T72"><text:s/>в магазин и сделать покупку из-за того, что он был<text:s/></text:span><text:span text:style-name="T73">бы закрыт.</text:span></text:p>
      <text:p text:style-name="P74"><text:span text:style-name="T75">Также пропадет и проблема куда-то ходить и тратить большое количество время на это, ведь можно будет посетить сайт магазина, и оформить заказ даже через телефон, который имеет выход в интернет.</text:span></text:p>
      <text:p text:style-name="P76"><text:span text:style-name="T77">Посещая сайт магазина, покупатель будет видеть в к</text:span><text:span text:style-name="T78">аталоге полный список товаров. Будут отображаться не только позиции, которые сейчас находятся на складе магазина, но и те, которых сейчас на складе нет. О поступлении товаров, которых на складе сейчас нет, на сайте можно будет узнать, нажав на кнопку "Узна</text:span><text:span text:style-name="T79">ть о поступлении", и когда товар снова появится на складе магазина, Клиенту на почту, указанную при регистрации на сайте, придет письмо, и он сможет сделать заказ такого товара на сайте</text:span></text:p>
      <text:p text:style-name="P80"><text:span text:style-name="T81">Каталог товаров бдует распределен на разные разделы, в которых будут н</text:span><text:span text:style-name="T82">аходятся разные типы модификаций клавиатур. Также в каталоге товаров будет присутствовать фильтр, который поможет подобрать подходящий для покупателя товар, а также каталог будет иметь различные сортировки товаров в каталоге (По убыванию/возрастанию цены;<text:s/></text:span><text:span text:style-name="T83">По популярности; <text:s/>По отзывам).</text:span></text:p>
      <text:p text:style-name="P84"><text:span text:style-name="T85">Покупатели смогут добавить понравившийся товар с список «Желаемого». Также, из списка «Желаемого», можно переместить товары в корзину, нажав на кнопку «Переместить в корзину».</text:span></text:p>
      <text:p text:style-name="P86"><text:span text:style-name="T87">Чтобы облегчить подбор модификаций, покупатель с</text:span><text:span text:style-name="T88">может зайти в конфигуратор, в котором будут отображены разделы модификаций и можно по отдельности поставить нужные ему компоненты. Чтобы клиент не смог создать конфигурацию, которую будет невозможно собрать, в конфигураторе присутствует фильтрация, которая</text:span><text:span text:style-name="T89"><text:s/>отсеивает несовместимые товары, и оставляет только подходящие друг к другу компоненты.</text:span></text:p>
      <text:p text:style-name="P90"><text:span text:style-name="T91">Если клиент готов оформить заказ, то он может начать оформление заказа со страницы товара, нажав на соответствующую кнопку «Купить». После нажатия на кнопку, покупателя</text:span><text:span text:style-name="T92"><text:s/>перемещает на страницу оформления заказа, где нужно указать: способ оплаты, номер телефона, электронную почту и пункт выдачи товара.</text:span></text:p>
      <text:p text:style-name="P93"><text:span text:style-name="T94">По-мимо этого, можно будет заказать сразу несколько товаров. Для этого клиенту нужно нажать на кнопку «Добавить в корзину</text:span><text:span text:style-name="T95">», расположенную рядом с товаром. Когда покупатель выбрал нужные товары, он сможет перейти в корзину и перейти к оформлению заказа прямо на странице корзины. Там, все также, нужно указать: способ оплаты, номер<text:s/></text:span><text:soft-page-break/><text:span text:style-name="T96">телефона, электронную почту и пункт выдачи тов</text:span><text:span text:style-name="T97">ара.</text:span></text:p>
      <text:p text:style-name="P98"><text:span text:style-name="T99">Если клиенту не нужно заказывать все, что имеется в корзине, он сможет поставить «галочки» напротив товаров, которые он хочет заказать.</text:span></text:p>
      <text:p text:style-name="P100"><text:span text:style-name="T101">После оформления заказа, данные о заказе направляются в базу магазина, а работники начинают собирать заказ, заказы</text:span><text:span text:style-name="T102">вая недостающие детали у поставщиков. После окончания сборки заказа, на почту покупателя приходит письмо, где написано, что заказ готов к выдаче. Также указана информация где забрать заказ, и время, в которое можно забрать.</text:span></text:p>
      <text:p text:style-name="P103">Если у покупателей появятся вопросы, то они смогут задать свой вопрос в онлайн-чат с консультантами, которые ответят на вопрос в течении 5-ти минут, либо оставить форму для обратной связи с магазином.</text:p>
      <text:p text:style-name="P104"><text:span text:style-name="T105">Вывод</text:span><text:span text:style-name="T106">:<text:s/></text:span><text:span text:style-name="T107">Были определены основные проблемы</text:span><text:span text:style-name="T108">, и приведены способы решения этих пробле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organictitlecontentspan" style:display-name="organictitlecontentspa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rnie '</dc:creator>
    <meta:creation-date>2022-12-27T15:09:00Z</meta:creation-date>
    <dc:date>2022-12-27T15:37:00Z</dc:date>
    <meta:template xlink:href="Normal.dotm" xlink:type="simple"/>
    <meta:editing-cycles>2</meta:editing-cycles>
    <meta:editing-duration>PT1680S</meta:editing-duration>
    <meta:document-statistic meta:page-count="3" meta:paragraph-count="8" meta:word-count="627" meta:character-count="4195" meta:row-count="29" meta:non-whitespace-character-count="3576"/>
  </office:meta>
</office:document-meta>
</file>